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32C0000026427385559.png" manifest:media-type="image/png"/>
  <manifest:file-entry manifest:full-path="Pictures/100002010000032C00000264D1C0171F.png" manifest:media-type="image/png"/>
  <manifest:file-entry manifest:full-path="Pictures/100002010000032C00000264AE86D2E9.png" manifest:media-type="image/png"/>
  <manifest:file-entry manifest:full-path="Pictures/100002010000032C0000026471C8F718.png" manifest:media-type="image/png"/>
  <manifest:file-entry manifest:full-path="Pictures/10000201000006400000035FDBE42C0C.png" manifest:media-type="image/png"/>
  <manifest:file-entry manifest:full-path="Pictures/10000201000006400000035F7B5071C5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999cm" svg:height="11.325cm" svg:x="0cm" svg:y="0.675cm">
          <draw:image xlink:href="Pictures/10000201000006400000035F7B5071C5.png" xlink:type="simple" xlink:show="embed" xlink:actuate="onLoad">
            <text:p/>
          </draw:image>
        </draw:frame>
        <draw:frame draw:style-name="gr1" draw:text-style-name="P1" draw:layer="layout" svg:width="20cm" svg:height="14.543cm" svg:x="0.5cm" svg:y="12.457cm">
          <draw:image xlink:href="Pictures/100002010000032C00000264273855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0.999cm" svg:height="11.325cm" svg:x="0.001cm" svg:y="-0.5cm">
          <draw:image xlink:href="Pictures/10000201000006400000035FDBE42C0C.png" xlink:type="simple" xlink:show="embed" xlink:actuate="onLoad">
            <text:p/>
          </draw:image>
        </draw:frame>
        <draw:frame draw:style-name="gr1" draw:text-style-name="P1" draw:layer="layout" svg:width="19.5cm" svg:height="15cm" svg:x="0.5cm" svg:y="11.5cm">
          <draw:image xlink:href="Pictures/100002010000032C00000264AE86D2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0.623cm" svg:height="14.043cm" svg:x="0.377cm" svg:y="0.5cm">
          <draw:image xlink:href="Pictures/100002010000032C0000026471C8F718.png" xlink:type="simple" xlink:show="embed" xlink:actuate="onLoad">
            <text:p/>
          </draw:image>
        </draw:frame>
        <draw:frame draw:style-name="gr1" draw:text-style-name="P1" draw:layer="layout" svg:width="18.5cm" svg:height="12.5cm" svg:x="1cm" svg:y="14cm">
          <draw:image xlink:href="Pictures/100002010000032C00000264D1C017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emy </meta:initial-creator>
    <meta:creation-date>2012-10-18T09:37:25</meta:creation-date>
    <meta:editing-duration>PT00H21M35S</meta:editing-duration>
    <meta:editing-cycles>4</meta:editing-cycles>
    <meta:printed-by>jeremy </meta:printed-by>
    <meta:print-date>2012-10-18T09:48:51</meta:print-date>
    <dc:date>2012-10-18T09:58:52</dc:date>
    <dc:creator>jeremy </dc:creator>
    <meta:generator>OpenOffice.org/3.2$Linux OpenOffice.org_project/320m12$Build-9483</meta:generator>
    <meta:document-statistic meta:object-count="33"/>
  </office:meta>
</office:document-meta>
</file>